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ft_caro_e_2022_06_17_17_03_21_out-times-summary" table:style-name="ta1">
        <table:shapes>
          <draw:frame draw:z-index="0" draw:style-name="gr1" draw:text-style-name="P1" svg:width="828.91pt" svg:height="466.24pt" svg:x="104.88pt" svg:y="2.83pt">
            <draw:object draw:notify-on-update-of-ranges="'vft_caro_e_2022_06_17_17_03_21_out-times-summary'.D1:'vft_caro_e_2022_06_17_17_03_21_out-times-summary'.D1 'vft_caro_e_2022_06_17_17_03_21_out-times-summary'.D2:'vft_caro_e_2022_06_17_17_03_21_out-times-summary'.D152 'vft_caro_e_2022_06_17_17_03_21_out-times-summary'.F1:'vft_caro_e_2022_06_17_17_03_21_out-times-summary'.F1 'vft_caro_e_2022_06_17_17_03_21_out-times-summary'.F2:'vft_caro_e_2022_06_17_17_03_21_out-times-summary'.F152 'vft_caro_e_2022_06_17_17_03_21_out-times-summary'.I1:'vft_caro_e_2022_06_17_17_03_21_out-times-summary'.I1 'vft_caro_e_2022_06_17_17_03_21_out-times-summary'.I2:'vft_caro_e_2022_06_17_17_03_21_out-times-summary'.I152 'vft_caro_e_2022_06_17_17_03_21_out-times-summary'.K1:'vft_caro_e_2022_06_17_17_03_21_out-times-summary'.K1 'vft_caro_e_2022_06_17_17_03_21_out-times-summary'.K2:'vft_caro_e_2022_06_17_17_03_21_out-times-summary'.K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primer beep</text:p>
          </table:table-cell>
          <table:table-cell office:value-type="string" calcext:value-type="string">
            <text:p>segundo beep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vmr prendida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tipo fuerza</text:p>
          </table:table-cell>
          <table:table-cell office:value-type="string" calcext:value-type="string">
            <text:p>trial exitoso</text:p>
          </table:table-cell>
          <table:table-cell office:value-type="string" calcext:value-type="string">
            <text:p>periodo reproducido</text:p>
          </table:table-cell>
          <table:table-cell office:value-type="string" calcext:value-type="string">
            <text:p>diferenci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.58" calcext:value-type="float">
            <text:p>476.58</text:p>
          </table:table-cell>
          <table:table-cell office:value-type="float" office:value="933.201" calcext:value-type="float">
            <text:p>933.201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B2]" office:value-type="float" office:value="456.621" calcext:value-type="float">
            <text:p>456.621</text:p>
          </table:table-cell>
          <table:table-cell table:formula="of:=[.K2]-[.D2]" office:value-type="float" office:value="123.621" calcext:value-type="float">
            <text:p>123.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.362" calcext:value-type="float">
            <text:p>567.362</text:p>
          </table:table-cell>
          <table:table-cell office:value-type="float" office:value="965.816" calcext:value-type="float">
            <text:p>965.81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-[.B3]" office:value-type="float" office:value="398.454" calcext:value-type="float">
            <text:p>398.454</text:p>
          </table:table-cell>
          <table:table-cell table:formula="of:=[.K3]-[.D3]" office:value-type="float" office:value="65.4540000000001" calcext:value-type="float">
            <text:p>65.454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.135" calcext:value-type="float">
            <text:p>450.135</text:p>
          </table:table-cell>
          <table:table-cell office:value-type="float" office:value="792.282" calcext:value-type="float">
            <text:p>792.282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-[.B4]" office:value-type="float" office:value="342.147" calcext:value-type="float">
            <text:p>342.147</text:p>
          </table:table-cell>
          <table:table-cell table:formula="of:=[.K4]-[.D4]" office:value-type="float" office:value="9.14700000000005" calcext:value-type="float">
            <text:p>9.14700000000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5.398" calcext:value-type="float">
            <text:p>455.398</text:p>
          </table:table-cell>
          <table:table-cell office:value-type="float" office:value="915.524" calcext:value-type="float">
            <text:p>915.52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-[.B5]" office:value-type="float" office:value="460.126" calcext:value-type="float">
            <text:p>460.126</text:p>
          </table:table-cell>
          <table:table-cell table:formula="of:=[.K5]-[.D5]" office:value-type="float" office:value="127.126" calcext:value-type="float">
            <text:p>127.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2.139" calcext:value-type="float">
            <text:p>432.139</text:p>
          </table:table-cell>
          <table:table-cell office:value-type="float" office:value="854.28" calcext:value-type="float">
            <text:p>854.28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-[.B6]" office:value-type="float" office:value="422.141" calcext:value-type="float">
            <text:p>422.141</text:p>
          </table:table-cell>
          <table:table-cell table:formula="of:=[.K6]-[.D6]" office:value-type="float" office:value="89.141" calcext:value-type="float">
            <text:p>89.1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0.646" calcext:value-type="float">
            <text:p>460.646</text:p>
          </table:table-cell>
          <table:table-cell office:value-type="float" office:value="832.532" calcext:value-type="float">
            <text:p>832.532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-[.B7]" office:value-type="float" office:value="371.886" calcext:value-type="float">
            <text:p>371.886</text:p>
          </table:table-cell>
          <table:table-cell table:formula="of:=[.K7]-[.D7]" office:value-type="float" office:value="38.886" calcext:value-type="float">
            <text:p>38.8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2.411" calcext:value-type="float">
            <text:p>402.411</text:p>
          </table:table-cell>
          <table:table-cell office:value-type="float" office:value="780.814" calcext:value-type="float">
            <text:p>780.81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-[.B8]" office:value-type="float" office:value="378.403" calcext:value-type="float">
            <text:p>378.403</text:p>
          </table:table-cell>
          <table:table-cell table:formula="of:=[.K8]-[.D8]" office:value-type="float" office:value="45.403" calcext:value-type="float">
            <text:p>45.4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8.114" calcext:value-type="float">
            <text:p>408.114</text:p>
          </table:table-cell>
          <table:table-cell office:value-type="float" office:value="817.492" calcext:value-type="float">
            <text:p>817.492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-[.B9]" office:value-type="float" office:value="409.378" calcext:value-type="float">
            <text:p>409.378</text:p>
          </table:table-cell>
          <table:table-cell table:formula="of:=[.K9]-[.D9]" office:value-type="float" office:value="76.378" calcext:value-type="float">
            <text:p>76.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.617" calcext:value-type="float">
            <text:p>470.617</text:p>
          </table:table-cell>
          <table:table-cell office:value-type="float" office:value="880.264" calcext:value-type="float">
            <text:p>880.26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]-[.B10]" office:value-type="float" office:value="409.647" calcext:value-type="float">
            <text:p>409.647</text:p>
          </table:table-cell>
          <table:table-cell table:formula="of:=[.K10]-[.D10]" office:value-type="float" office:value="76.647" calcext:value-type="float">
            <text:p>76.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1.139" calcext:value-type="float">
            <text:p>461.139</text:p>
          </table:table-cell>
          <table:table-cell office:value-type="float" office:value="912.27" calcext:value-type="float">
            <text:p>912.27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]-[.B11]" office:value-type="float" office:value="451.131" calcext:value-type="float">
            <text:p>451.131</text:p>
          </table:table-cell>
          <table:table-cell table:formula="of:=[.K11]-[.D11]" office:value-type="float" office:value="118.131" calcext:value-type="float">
            <text:p>118.1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8.44" calcext:value-type="float">
            <text:p>468.44</text:p>
          </table:table-cell>
          <table:table-cell office:value-type="float" office:value="900.525" calcext:value-type="float">
            <text:p>900.52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]-[.B12]" office:value-type="float" office:value="432.085" calcext:value-type="float">
            <text:p>432.085</text:p>
          </table:table-cell>
          <table:table-cell table:formula="of:=[.K12]-[.D12]" office:value-type="float" office:value="99.085" calcext:value-type="float">
            <text:p>99.0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5.612" calcext:value-type="float">
            <text:p>465.612</text:p>
          </table:table-cell>
          <table:table-cell office:value-type="float" office:value="853.256" calcext:value-type="float">
            <text:p>853.25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]-[.B13]" office:value-type="float" office:value="387.644" calcext:value-type="float">
            <text:p>387.644</text:p>
          </table:table-cell>
          <table:table-cell table:formula="of:=[.K13]-[.D13]" office:value-type="float" office:value="54.644" calcext:value-type="float">
            <text:p>54.6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7.269" calcext:value-type="float">
            <text:p>437.269</text:p>
          </table:table-cell>
          <table:table-cell office:value-type="float" office:value="855.922" calcext:value-type="float">
            <text:p>855.922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]-[.B14]" office:value-type="float" office:value="418.653" calcext:value-type="float">
            <text:p>418.653</text:p>
          </table:table-cell>
          <table:table-cell table:formula="of:=[.K14]-[.D14]" office:value-type="float" office:value="85.653" calcext:value-type="float">
            <text:p>85.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9.805" calcext:value-type="float">
            <text:p>489.805</text:p>
          </table:table-cell>
          <table:table-cell office:value-type="float" office:value="836.755" calcext:value-type="float">
            <text:p>836.75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-[.B15]" office:value-type="float" office:value="346.95" calcext:value-type="float">
            <text:p>346.95</text:p>
          </table:table-cell>
          <table:table-cell table:formula="of:=[.K15]-[.D15]" office:value-type="float" office:value="13.95" calcext:value-type="float">
            <text:p>13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7.13" calcext:value-type="float">
            <text:p>417.13</text:p>
          </table:table-cell>
          <table:table-cell office:value-type="float" office:value="757.299" calcext:value-type="float">
            <text:p>757.299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]-[.B16]" office:value-type="float" office:value="340.169" calcext:value-type="float">
            <text:p>340.169</text:p>
          </table:table-cell>
          <table:table-cell table:formula="of:=[.K16]-[.D16]" office:value-type="float" office:value="7.16899999999998" calcext:value-type="float">
            <text:p>7.16899999999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3.143" calcext:value-type="float">
            <text:p>443.143</text:p>
          </table:table-cell>
          <table:table-cell office:value-type="float" office:value="800.283" calcext:value-type="float">
            <text:p>800.28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-[.B17]" office:value-type="float" office:value="357.14" calcext:value-type="float">
            <text:p>357.14</text:p>
          </table:table-cell>
          <table:table-cell table:formula="of:=[.K17]-[.D17]" office:value-type="float" office:value="24.14" calcext:value-type="float">
            <text:p>24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5.838" calcext:value-type="float">
            <text:p>445.838</text:p>
          </table:table-cell>
          <table:table-cell office:value-type="float" office:value="842.24" calcext:value-type="float">
            <text:p>842.2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]-[.B18]" office:value-type="float" office:value="396.402" calcext:value-type="float">
            <text:p>396.402</text:p>
          </table:table-cell>
          <table:table-cell table:formula="of:=[.K18]-[.D18]" office:value-type="float" office:value="63.402" calcext:value-type="float">
            <text:p>63.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9.524" calcext:value-type="float">
            <text:p>589.524</text:p>
          </table:table-cell>
          <table:table-cell office:value-type="float" office:value="994.173" calcext:value-type="float">
            <text:p>994.17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]-[.B19]" office:value-type="float" office:value="404.649" calcext:value-type="float">
            <text:p>404.649</text:p>
          </table:table-cell>
          <table:table-cell table:formula="of:=[.K19]-[.D19]" office:value-type="float" office:value="71.649" calcext:value-type="float">
            <text:p>71.6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2.863" calcext:value-type="float">
            <text:p>452.863</text:p>
          </table:table-cell>
          <table:table-cell office:value-type="float" office:value="818.539" calcext:value-type="float">
            <text:p>818.539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]-[.B20]" office:value-type="float" office:value="365.676" calcext:value-type="float">
            <text:p>365.676</text:p>
          </table:table-cell>
          <table:table-cell table:formula="of:=[.K20]-[.D20]" office:value-type="float" office:value="32.676" calcext:value-type="float">
            <text:p>32.6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4.408" calcext:value-type="float">
            <text:p>474.408</text:p>
          </table:table-cell>
          <table:table-cell office:value-type="float" office:value="847.786" calcext:value-type="float">
            <text:p>847.78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]-[.B21]" office:value-type="float" office:value="373.378" calcext:value-type="float">
            <text:p>373.378</text:p>
          </table:table-cell>
          <table:table-cell table:formula="of:=[.K21]-[.D21]" office:value-type="float" office:value="40.3779999999999" calcext:value-type="float">
            <text:p>40.377999999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.725" calcext:value-type="float">
            <text:p>408.725</text:p>
          </table:table-cell>
          <table:table-cell office:value-type="float" office:value="748.321" calcext:value-type="float">
            <text:p>748.321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]-[.B22]" office:value-type="float" office:value="339.596" calcext:value-type="float">
            <text:p>339.596</text:p>
          </table:table-cell>
          <table:table-cell table:formula="of:=[.K22]-[.D22]" office:value-type="float" office:value="6.596" calcext:value-type="float">
            <text:p>6.5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0.105" calcext:value-type="float">
            <text:p>420.105</text:p>
          </table:table-cell>
          <table:table-cell office:value-type="float" office:value="758.054" calcext:value-type="float">
            <text:p>758.05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3]-[.B23]" office:value-type="float" office:value="337.949" calcext:value-type="float">
            <text:p>337.949</text:p>
          </table:table-cell>
          <table:table-cell table:formula="of:=[.K23]-[.D23]" office:value-type="float" office:value="4.94899999999996" calcext:value-type="float">
            <text:p>4.948999999999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.149" calcext:value-type="float">
            <text:p>400.149</text:p>
          </table:table-cell>
          <table:table-cell office:value-type="float" office:value="774.787" calcext:value-type="float">
            <text:p>774.787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-[.B24]" office:value-type="float" office:value="374.638" calcext:value-type="float">
            <text:p>374.638</text:p>
          </table:table-cell>
          <table:table-cell table:formula="of:=[.K24]-[.D24]" office:value-type="float" office:value="41.638" calcext:value-type="float">
            <text:p>41.6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8.465" calcext:value-type="float">
            <text:p>428.465</text:p>
          </table:table-cell>
          <table:table-cell office:value-type="float" office:value="837.749" calcext:value-type="float">
            <text:p>837.749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5]-[.B25]" office:value-type="float" office:value="409.284" calcext:value-type="float">
            <text:p>409.284</text:p>
          </table:table-cell>
          <table:table-cell table:formula="of:=[.K25]-[.D25]" office:value-type="float" office:value="76.284" calcext:value-type="float">
            <text:p>76.2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0.394" calcext:value-type="float">
            <text:p>410.394</text:p>
          </table:table-cell>
          <table:table-cell office:value-type="float" office:value="819.336" calcext:value-type="float">
            <text:p>819.33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]-[.B26]" office:value-type="float" office:value="408.942" calcext:value-type="float">
            <text:p>408.942</text:p>
          </table:table-cell>
          <table:table-cell table:formula="of:=[.K26]-[.D26]" office:value-type="float" office:value="75.942" calcext:value-type="float">
            <text:p>75.9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9.983" calcext:value-type="float">
            <text:p>439.983</text:p>
          </table:table-cell>
          <table:table-cell office:value-type="float" office:value="802.289" calcext:value-type="float">
            <text:p>802.289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-[.B27]" office:value-type="float" office:value="362.306" calcext:value-type="float">
            <text:p>362.306</text:p>
          </table:table-cell>
          <table:table-cell table:formula="of:=[.K27]-[.D27]" office:value-type="float" office:value="29.306" calcext:value-type="float">
            <text:p>29.3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5.646" calcext:value-type="float">
            <text:p>355.646</text:p>
          </table:table-cell>
          <table:table-cell office:value-type="float" office:value="701.781" calcext:value-type="float">
            <text:p>701.781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]-[.B28]" office:value-type="float" office:value="346.135" calcext:value-type="float">
            <text:p>346.135</text:p>
          </table:table-cell>
          <table:table-cell table:formula="of:=[.K28]-[.D28]" office:value-type="float" office:value="13.1349999999999" calcext:value-type="float">
            <text:p>13.134999999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4.888" calcext:value-type="float">
            <text:p>424.888</text:p>
          </table:table-cell>
          <table:table-cell office:value-type="float" office:value="825.776" calcext:value-type="float">
            <text:p>825.77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]-[.B29]" office:value-type="float" office:value="400.888" calcext:value-type="float">
            <text:p>400.888</text:p>
          </table:table-cell>
          <table:table-cell table:formula="of:=[.K29]-[.D29]" office:value-type="float" office:value="67.888" calcext:value-type="float">
            <text:p>67.8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6.06" calcext:value-type="float">
            <text:p>606.06</text:p>
          </table:table-cell>
          <table:table-cell office:value-type="float" office:value="1003.95" calcext:value-type="float">
            <text:p>1003.9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]-[.B30]" office:value-type="float" office:value="397.89" calcext:value-type="float">
            <text:p>397.89</text:p>
          </table:table-cell>
          <table:table-cell table:formula="of:=[.K30]-[.D30]" office:value-type="float" office:value="64.8900000000001" calcext:value-type="float">
            <text:p>64.890000000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1.646" calcext:value-type="float">
            <text:p>381.646</text:p>
          </table:table-cell>
          <table:table-cell office:value-type="float" office:value="725.143" calcext:value-type="float">
            <text:p>725.14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]-[.B31]" office:value-type="float" office:value="343.497" calcext:value-type="float">
            <text:p>343.497</text:p>
          </table:table-cell>
          <table:table-cell table:formula="of:=[.K31]-[.D31]" office:value-type="float" office:value="10.497" calcext:value-type="float">
            <text:p>10.4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8.126" calcext:value-type="float">
            <text:p>488.126</text:p>
          </table:table-cell>
          <table:table-cell office:value-type="float" office:value="1162.21" calcext:value-type="float">
            <text:p>1162.2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32]-[.B32]" office:value-type="float" office:value="674.084" calcext:value-type="float">
            <text:p>674.084</text:p>
          </table:table-cell>
          <table:table-cell table:formula="of:=[.K32]-[.D32]" office:value-type="float" office:value="341.084" calcext:value-type="float">
            <text:p>341.0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0.016" calcext:value-type="float">
            <text:p>550.016</text:p>
          </table:table-cell>
          <table:table-cell office:value-type="float" office:value="1074.57" calcext:value-type="float">
            <text:p>1074.5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33]-[.B33]" office:value-type="float" office:value="524.554" calcext:value-type="float">
            <text:p>524.554</text:p>
          </table:table-cell>
          <table:table-cell table:formula="of:=[.K33]-[.D33]" office:value-type="float" office:value="191.554" calcext:value-type="float">
            <text:p>191.5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1.11" calcext:value-type="float">
            <text:p>411.11</text:p>
          </table:table-cell>
          <table:table-cell office:value-type="float" office:value="875.991" calcext:value-type="float">
            <text:p>875.99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34]-[.B34]" office:value-type="float" office:value="464.881" calcext:value-type="float">
            <text:p>464.881</text:p>
          </table:table-cell>
          <table:table-cell table:formula="of:=[.K34]-[.D34]" office:value-type="float" office:value="131.881" calcext:value-type="float">
            <text:p>131.8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5.888" calcext:value-type="float">
            <text:p>445.888</text:p>
          </table:table-cell>
          <table:table-cell office:value-type="float" office:value="892.547" calcext:value-type="float">
            <text:p>892.54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35]-[.B35]" office:value-type="float" office:value="446.659" calcext:value-type="float">
            <text:p>446.659</text:p>
          </table:table-cell>
          <table:table-cell table:formula="of:=[.K35]-[.D35]" office:value-type="float" office:value="113.659" calcext:value-type="float">
            <text:p>113.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2.52" calcext:value-type="float">
            <text:p>482.52</text:p>
          </table:table-cell>
          <table:table-cell office:value-type="float" office:value="849.692" calcext:value-type="float">
            <text:p>849.69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36]-[.B36]" office:value-type="float" office:value="367.172" calcext:value-type="float">
            <text:p>367.172</text:p>
          </table:table-cell>
          <table:table-cell table:formula="of:=[.K36]-[.D36]" office:value-type="float" office:value="34.172" calcext:value-type="float">
            <text:p>34.1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3.141" calcext:value-type="float">
            <text:p>443.141</text:p>
          </table:table-cell>
          <table:table-cell office:value-type="float" office:value="925.489" calcext:value-type="float">
            <text:p>925.48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37]-[.B37]" office:value-type="float" office:value="482.348" calcext:value-type="float">
            <text:p>482.348</text:p>
          </table:table-cell>
          <table:table-cell table:formula="of:=[.K37]-[.D37]" office:value-type="float" office:value="149.348" calcext:value-type="float">
            <text:p>149.3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9.769" calcext:value-type="float">
            <text:p>459.769</text:p>
          </table:table-cell>
          <table:table-cell office:value-type="float" office:value="896.239" calcext:value-type="float">
            <text:p>896.23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38]-[.B38]" office:value-type="float" office:value="436.47" calcext:value-type="float">
            <text:p>436.47</text:p>
          </table:table-cell>
          <table:table-cell table:formula="of:=[.K38]-[.D38]" office:value-type="float" office:value="103.47" calcext:value-type="float">
            <text:p>103.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4.68" calcext:value-type="float">
            <text:p>434.68</text:p>
          </table:table-cell>
          <table:table-cell office:value-type="float" office:value="1091.02" calcext:value-type="float">
            <text:p>1091.0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39]-[.B39]" office:value-type="float" office:value="656.34" calcext:value-type="float">
            <text:p>656.34</text:p>
          </table:table-cell>
          <table:table-cell table:formula="of:=[.K39]-[.D39]" office:value-type="float" office:value="323.34" calcext:value-type="float">
            <text:p>323.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6.655" calcext:value-type="float">
            <text:p>396.655</text:p>
          </table:table-cell>
          <table:table-cell office:value-type="float" office:value="863.538" calcext:value-type="float">
            <text:p>863.53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0]-[.B40]" office:value-type="float" office:value="466.883" calcext:value-type="float">
            <text:p>466.883</text:p>
          </table:table-cell>
          <table:table-cell table:formula="of:=[.K40]-[.D40]" office:value-type="float" office:value="133.883" calcext:value-type="float">
            <text:p>133.8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4.669" calcext:value-type="float">
            <text:p>444.669</text:p>
          </table:table-cell>
          <table:table-cell office:value-type="float" office:value="880.067" calcext:value-type="float">
            <text:p>880.06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1]-[.B41]" office:value-type="float" office:value="435.398" calcext:value-type="float">
            <text:p>435.398</text:p>
          </table:table-cell>
          <table:table-cell table:formula="of:=[.K41]-[.D41]" office:value-type="float" office:value="102.398" calcext:value-type="float">
            <text:p>102.3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7.383" calcext:value-type="float">
            <text:p>407.383</text:p>
          </table:table-cell>
          <table:table-cell office:value-type="float" office:value="840.987" calcext:value-type="float">
            <text:p>840.98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2]-[.B42]" office:value-type="float" office:value="433.604" calcext:value-type="float">
            <text:p>433.604</text:p>
          </table:table-cell>
          <table:table-cell table:formula="of:=[.K42]-[.D42]" office:value-type="float" office:value="100.604" calcext:value-type="float">
            <text:p>100.6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9.779" calcext:value-type="float">
            <text:p>459.779</text:p>
          </table:table-cell>
          <table:table-cell office:value-type="float" office:value="859.441" calcext:value-type="float">
            <text:p>859.44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3]-[.B43]" office:value-type="float" office:value="399.662" calcext:value-type="float">
            <text:p>399.662</text:p>
          </table:table-cell>
          <table:table-cell table:formula="of:=[.K43]-[.D43]" office:value-type="float" office:value="66.662" calcext:value-type="float">
            <text:p>66.6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5.64" calcext:value-type="float">
            <text:p>435.64</text:p>
          </table:table-cell>
          <table:table-cell office:value-type="float" office:value="850.262" calcext:value-type="float">
            <text:p>850.26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4]-[.B44]" office:value-type="float" office:value="414.622" calcext:value-type="float">
            <text:p>414.622</text:p>
          </table:table-cell>
          <table:table-cell table:formula="of:=[.K44]-[.D44]" office:value-type="float" office:value="81.622" calcext:value-type="float">
            <text:p>81.6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5.086" calcext:value-type="float">
            <text:p>375.086</text:p>
          </table:table-cell>
          <table:table-cell office:value-type="float" office:value="765.231" calcext:value-type="float">
            <text:p>765.2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5]-[.B45]" office:value-type="float" office:value="390.145" calcext:value-type="float">
            <text:p>390.145</text:p>
          </table:table-cell>
          <table:table-cell table:formula="of:=[.K45]-[.D45]" office:value-type="float" office:value="57.145" calcext:value-type="float">
            <text:p>57.1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8.647" calcext:value-type="float">
            <text:p>398.647</text:p>
          </table:table-cell>
          <table:table-cell office:value-type="float" office:value="836.302" calcext:value-type="float">
            <text:p>836.30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6]-[.B46]" office:value-type="float" office:value="437.655" calcext:value-type="float">
            <text:p>437.655</text:p>
          </table:table-cell>
          <table:table-cell table:formula="of:=[.K46]-[.D46]" office:value-type="float" office:value="104.655" calcext:value-type="float">
            <text:p>104.6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2.88" calcext:value-type="float">
            <text:p>422.88</text:p>
          </table:table-cell>
          <table:table-cell office:value-type="float" office:value="843.763" calcext:value-type="float">
            <text:p>843.76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7]-[.B47]" office:value-type="float" office:value="420.883" calcext:value-type="float">
            <text:p>420.883</text:p>
          </table:table-cell>
          <table:table-cell table:formula="of:=[.K47]-[.D47]" office:value-type="float" office:value="87.883" calcext:value-type="float">
            <text:p>87.8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3.601" calcext:value-type="float">
            <text:p>533.601</text:p>
          </table:table-cell>
          <table:table-cell office:value-type="float" office:value="1070.72" calcext:value-type="float">
            <text:p>1070.7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8]-[.B48]" office:value-type="float" office:value="537.119" calcext:value-type="float">
            <text:p>537.119</text:p>
          </table:table-cell>
          <table:table-cell table:formula="of:=[.K48]-[.D48]" office:value-type="float" office:value="204.119" calcext:value-type="float">
            <text:p>204.1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7.883" calcext:value-type="float">
            <text:p>447.883</text:p>
          </table:table-cell>
          <table:table-cell office:value-type="float" office:value="890.011" calcext:value-type="float">
            <text:p>890.01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9]-[.B49]" office:value-type="float" office:value="442.128" calcext:value-type="float">
            <text:p>442.128</text:p>
          </table:table-cell>
          <table:table-cell table:formula="of:=[.K49]-[.D49]" office:value-type="float" office:value="109.128" calcext:value-type="float">
            <text:p>109.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3.882" calcext:value-type="float">
            <text:p>453.882</text:p>
          </table:table-cell>
          <table:table-cell office:value-type="float" office:value="894.259" calcext:value-type="float">
            <text:p>894.25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0]-[.B50]" office:value-type="float" office:value="440.377" calcext:value-type="float">
            <text:p>440.377</text:p>
          </table:table-cell>
          <table:table-cell table:formula="of:=[.K50]-[.D50]" office:value-type="float" office:value="107.377" calcext:value-type="float">
            <text:p>107.3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9.895" calcext:value-type="float">
            <text:p>399.895</text:p>
          </table:table-cell>
          <table:table-cell office:value-type="float" office:value="985.735" calcext:value-type="float">
            <text:p>985.73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1]-[.B51]" office:value-type="float" office:value="585.84" calcext:value-type="float">
            <text:p>585.84</text:p>
          </table:table-cell>
          <table:table-cell table:formula="of:=[.K51]-[.D51]" office:value-type="float" office:value="252.84" calcext:value-type="float">
            <text:p>252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9.911" calcext:value-type="float">
            <text:p>409.911</text:p>
          </table:table-cell>
          <table:table-cell office:value-type="float" office:value="866.565" calcext:value-type="float">
            <text:p>866.56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2]-[.B52]" office:value-type="float" office:value="456.654" calcext:value-type="float">
            <text:p>456.654</text:p>
          </table:table-cell>
          <table:table-cell table:formula="of:=[.K52]-[.D52]" office:value-type="float" office:value="123.654" calcext:value-type="float">
            <text:p>123.6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2.136" calcext:value-type="float">
            <text:p>412.136</text:p>
          </table:table-cell>
          <table:table-cell office:value-type="float" office:value="818.52" calcext:value-type="float">
            <text:p>818.5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3]-[.B53]" office:value-type="float" office:value="406.384" calcext:value-type="float">
            <text:p>406.384</text:p>
          </table:table-cell>
          <table:table-cell table:formula="of:=[.K53]-[.D53]" office:value-type="float" office:value="73.384" calcext:value-type="float">
            <text:p>73.3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0.333" calcext:value-type="float">
            <text:p>390.333</text:p>
          </table:table-cell>
          <table:table-cell office:value-type="float" office:value="860.464" calcext:value-type="float">
            <text:p>860.46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4]-[.B54]" office:value-type="float" office:value="470.131" calcext:value-type="float">
            <text:p>470.131</text:p>
          </table:table-cell>
          <table:table-cell table:formula="of:=[.K54]-[.D54]" office:value-type="float" office:value="137.131" calcext:value-type="float">
            <text:p>137.1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2.904" calcext:value-type="float">
            <text:p>382.904</text:p>
          </table:table-cell>
          <table:table-cell office:value-type="float" office:value="836.807" calcext:value-type="float">
            <text:p>836.80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5]-[.B55]" office:value-type="float" office:value="453.903" calcext:value-type="float">
            <text:p>453.903</text:p>
          </table:table-cell>
          <table:table-cell table:formula="of:=[.K55]-[.D55]" office:value-type="float" office:value="120.903" calcext:value-type="float">
            <text:p>120.9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3.383" calcext:value-type="float">
            <text:p>383.383</text:p>
          </table:table-cell>
          <table:table-cell office:value-type="float" office:value="818.967" calcext:value-type="float">
            <text:p>818.96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6]-[.B56]" office:value-type="float" office:value="435.584" calcext:value-type="float">
            <text:p>435.584</text:p>
          </table:table-cell>
          <table:table-cell table:formula="of:=[.K56]-[.D56]" office:value-type="float" office:value="102.584" calcext:value-type="float">
            <text:p>102.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1.901" calcext:value-type="float">
            <text:p>441.901</text:p>
          </table:table-cell>
          <table:table-cell office:value-type="float" office:value="880.04" calcext:value-type="float">
            <text:p>880.0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7]-[.B57]" office:value-type="float" office:value="438.139" calcext:value-type="float">
            <text:p>438.139</text:p>
          </table:table-cell>
          <table:table-cell table:formula="of:=[.K57]-[.D57]" office:value-type="float" office:value="105.139" calcext:value-type="float">
            <text:p>105.1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7.906" calcext:value-type="float">
            <text:p>457.906</text:p>
          </table:table-cell>
          <table:table-cell office:value-type="float" office:value="885.542" calcext:value-type="float">
            <text:p>885.54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8]-[.B58]" office:value-type="float" office:value="427.636" calcext:value-type="float">
            <text:p>427.636</text:p>
          </table:table-cell>
          <table:table-cell table:formula="of:=[.K58]-[.D58]" office:value-type="float" office:value="94.636" calcext:value-type="float">
            <text:p>94.6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5.371" calcext:value-type="float">
            <text:p>385.371</text:p>
          </table:table-cell>
          <table:table-cell office:value-type="float" office:value="782.283" calcext:value-type="float">
            <text:p>782.28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9]-[.B59]" office:value-type="float" office:value="396.912" calcext:value-type="float">
            <text:p>396.912</text:p>
          </table:table-cell>
          <table:table-cell table:formula="of:=[.K59]-[.D59]" office:value-type="float" office:value="63.912" calcext:value-type="float">
            <text:p>63.9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1.118" calcext:value-type="float">
            <text:p>431.118</text:p>
          </table:table-cell>
          <table:table-cell office:value-type="float" office:value="832.259" calcext:value-type="float">
            <text:p>832.25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60]-[.B60]" office:value-type="float" office:value="401.141" calcext:value-type="float">
            <text:p>401.141</text:p>
          </table:table-cell>
          <table:table-cell table:formula="of:=[.K60]-[.D60]" office:value-type="float" office:value="68.141" calcext:value-type="float">
            <text:p>68.1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9.32" calcext:value-type="float">
            <text:p>399.32</text:p>
          </table:table-cell>
          <table:table-cell office:value-type="float" office:value="793.76" calcext:value-type="float">
            <text:p>793.7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61]-[.B61]" office:value-type="float" office:value="394.44" calcext:value-type="float">
            <text:p>394.44</text:p>
          </table:table-cell>
          <table:table-cell table:formula="of:=[.K61]-[.D61]" office:value-type="float" office:value="61.44" calcext:value-type="float">
            <text:p>61.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3.134" calcext:value-type="float">
            <text:p>413.134</text:p>
          </table:table-cell>
          <table:table-cell office:value-type="float" office:value="777.055" calcext:value-type="float">
            <text:p>777.05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2]-[.B62]" office:value-type="float" office:value="363.921" calcext:value-type="float">
            <text:p>363.921</text:p>
          </table:table-cell>
          <table:table-cell table:formula="of:=[.K62]-[.D62]" office:value-type="float" office:value="30.9209999999999" calcext:value-type="float">
            <text:p>30.92099999999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4.679" calcext:value-type="float">
            <text:p>374.679</text:p>
          </table:table-cell>
          <table:table-cell office:value-type="float" office:value="745.778" calcext:value-type="float">
            <text:p>745.77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]-[.B63]" office:value-type="float" office:value="371.099" calcext:value-type="float">
            <text:p>371.099</text:p>
          </table:table-cell>
          <table:table-cell table:formula="of:=[.K63]-[.D63]" office:value-type="float" office:value="38.099" calcext:value-type="float">
            <text:p>38.0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4.196" calcext:value-type="float">
            <text:p>234.196</text:p>
          </table:table-cell>
          <table:table-cell office:value-type="float" office:value="572.133" calcext:value-type="float">
            <text:p>572.13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]-[.B64]" office:value-type="float" office:value="337.937" calcext:value-type="float">
            <text:p>337.937</text:p>
          </table:table-cell>
          <table:table-cell table:formula="of:=[.K64]-[.D64]" office:value-type="float" office:value="4.93700000000001" calcext:value-type="float">
            <text:p>4.9370000000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8.869" calcext:value-type="float">
            <text:p>388.869</text:p>
          </table:table-cell>
          <table:table-cell office:value-type="float" office:value="745.77" calcext:value-type="float">
            <text:p>745.7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]-[.B65]" office:value-type="float" office:value="356.901" calcext:value-type="float">
            <text:p>356.901</text:p>
          </table:table-cell>
          <table:table-cell table:formula="of:=[.K65]-[.D65]" office:value-type="float" office:value="23.901" calcext:value-type="float">
            <text:p>23.9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7.378" calcext:value-type="float">
            <text:p>437.378</text:p>
          </table:table-cell>
          <table:table-cell office:value-type="float" office:value="825.799" calcext:value-type="float">
            <text:p>825.79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]-[.B66]" office:value-type="float" office:value="388.421" calcext:value-type="float">
            <text:p>388.421</text:p>
          </table:table-cell>
          <table:table-cell table:formula="of:=[.K66]-[.D66]" office:value-type="float" office:value="55.421" calcext:value-type="float">
            <text:p>55.4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7.698" calcext:value-type="float">
            <text:p>407.698</text:p>
          </table:table-cell>
          <table:table-cell office:value-type="float" office:value="804.304" calcext:value-type="float">
            <text:p>804.30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]-[.B67]" office:value-type="float" office:value="396.606" calcext:value-type="float">
            <text:p>396.606</text:p>
          </table:table-cell>
          <table:table-cell table:formula="of:=[.K67]-[.D67]" office:value-type="float" office:value="63.606" calcext:value-type="float">
            <text:p>63.6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6.391" calcext:value-type="float">
            <text:p>476.391</text:p>
          </table:table-cell>
          <table:table-cell office:value-type="float" office:value="843.044" calcext:value-type="float">
            <text:p>843.04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]-[.B68]" office:value-type="float" office:value="366.653" calcext:value-type="float">
            <text:p>366.653</text:p>
          </table:table-cell>
          <table:table-cell table:formula="of:=[.K68]-[.D68]" office:value-type="float" office:value="33.653" calcext:value-type="float">
            <text:p>33.6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1.38" calcext:value-type="float">
            <text:p>421.38</text:p>
          </table:table-cell>
          <table:table-cell office:value-type="float" office:value="831.579" calcext:value-type="float">
            <text:p>831.57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9]-[.B69]" office:value-type="float" office:value="410.199" calcext:value-type="float">
            <text:p>410.199</text:p>
          </table:table-cell>
          <table:table-cell table:formula="of:=[.K69]-[.D69]" office:value-type="float" office:value="77.199" calcext:value-type="float">
            <text:p>77.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9.884" calcext:value-type="float">
            <text:p>479.884</text:p>
          </table:table-cell>
          <table:table-cell office:value-type="float" office:value="852.815" calcext:value-type="float">
            <text:p>852.81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]-[.B70]" office:value-type="float" office:value="372.931" calcext:value-type="float">
            <text:p>372.931</text:p>
          </table:table-cell>
          <table:table-cell table:formula="of:=[.K70]-[.D70]" office:value-type="float" office:value="39.931" calcext:value-type="float">
            <text:p>39.9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5.671" calcext:value-type="float">
            <text:p>395.671</text:p>
          </table:table-cell>
          <table:table-cell office:value-type="float" office:value="758.021" calcext:value-type="float">
            <text:p>758.02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1]-[.B71]" office:value-type="float" office:value="362.35" calcext:value-type="float">
            <text:p>362.35</text:p>
          </table:table-cell>
          <table:table-cell table:formula="of:=[.K71]-[.D71]"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2.369" calcext:value-type="float">
            <text:p>482.369</text:p>
          </table:table-cell>
          <table:table-cell office:value-type="float" office:value="874.016" calcext:value-type="float">
            <text:p>874.01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2]-[.B72]" office:value-type="float" office:value="391.647" calcext:value-type="float">
            <text:p>391.647</text:p>
          </table:table-cell>
          <table:table-cell table:formula="of:=[.K72]-[.D72]" office:value-type="float" office:value="58.6469999999999" calcext:value-type="float">
            <text:p>58.6469999999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4.382" calcext:value-type="float">
            <text:p>434.382</text:p>
          </table:table-cell>
          <table:table-cell office:value-type="float" office:value="803.035" calcext:value-type="float">
            <text:p>803.03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]-[.B73]" office:value-type="float" office:value="368.653" calcext:value-type="float">
            <text:p>368.653</text:p>
          </table:table-cell>
          <table:table-cell table:formula="of:=[.K73]-[.D73]" office:value-type="float" office:value="35.653" calcext:value-type="float">
            <text:p>35.6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0.119" calcext:value-type="float">
            <text:p>460.119</text:p>
          </table:table-cell>
          <table:table-cell office:value-type="float" office:value="831.022" calcext:value-type="float">
            <text:p>831.02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4]-[.B74]" office:value-type="float" office:value="370.903" calcext:value-type="float">
            <text:p>370.903</text:p>
          </table:table-cell>
          <table:table-cell table:formula="of:=[.K74]-[.D74]" office:value-type="float" office:value="37.903" calcext:value-type="float">
            <text:p>37.9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5.892" calcext:value-type="float">
            <text:p>485.892</text:p>
          </table:table-cell>
          <table:table-cell office:value-type="float" office:value="864.017" calcext:value-type="float">
            <text:p>864.01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5]-[.B75]" office:value-type="float" office:value="378.125" calcext:value-type="float">
            <text:p>378.125</text:p>
          </table:table-cell>
          <table:table-cell table:formula="of:=[.K75]-[.D75]" office:value-type="float" office:value="45.1250000000001" calcext:value-type="float">
            <text:p>45.1250000000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5.123" calcext:value-type="float">
            <text:p>425.123</text:p>
          </table:table-cell>
          <table:table-cell office:value-type="float" office:value="771.546" calcext:value-type="float">
            <text:p>771.54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]-[.B76]" office:value-type="float" office:value="346.423" calcext:value-type="float">
            <text:p>346.423</text:p>
          </table:table-cell>
          <table:table-cell table:formula="of:=[.K76]-[.D76]" office:value-type="float" office:value="13.4230000000001" calcext:value-type="float">
            <text:p>13.423000000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9.638" calcext:value-type="float">
            <text:p>499.638</text:p>
          </table:table-cell>
          <table:table-cell office:value-type="float" office:value="888.326" calcext:value-type="float">
            <text:p>888.32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7]-[.B77]" office:value-type="float" office:value="388.688" calcext:value-type="float">
            <text:p>388.688</text:p>
          </table:table-cell>
          <table:table-cell table:formula="of:=[.K77]-[.D77]" office:value-type="float" office:value="55.6880000000001" calcext:value-type="float">
            <text:p>55.688000000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3.403" calcext:value-type="float">
            <text:p>443.403</text:p>
          </table:table-cell>
          <table:table-cell office:value-type="float" office:value="807.079" calcext:value-type="float">
            <text:p>807.07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8]-[.B78]" office:value-type="float" office:value="363.676" calcext:value-type="float">
            <text:p>363.676</text:p>
          </table:table-cell>
          <table:table-cell table:formula="of:=[.K78]-[.D78]" office:value-type="float" office:value="30.6759999999999" calcext:value-type="float">
            <text:p>30.67599999999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3.385" calcext:value-type="float">
            <text:p>443.385</text:p>
          </table:table-cell>
          <table:table-cell office:value-type="float" office:value="865.582" calcext:value-type="float">
            <text:p>865.58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]-[.B79]" office:value-type="float" office:value="422.197" calcext:value-type="float">
            <text:p>422.197</text:p>
          </table:table-cell>
          <table:table-cell table:formula="of:=[.K79]-[.D79]" office:value-type="float" office:value="89.197" calcext:value-type="float">
            <text:p>89.1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0.036" calcext:value-type="float">
            <text:p>520.036</text:p>
          </table:table-cell>
          <table:table-cell office:value-type="float" office:value="915.68" calcext:value-type="float">
            <text:p>915.6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0]-[.B80]" office:value-type="float" office:value="395.644" calcext:value-type="float">
            <text:p>395.644</text:p>
          </table:table-cell>
          <table:table-cell table:formula="of:=[.K80]-[.D80]" office:value-type="float" office:value="62.644" calcext:value-type="float">
            <text:p>62.6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0.597" calcext:value-type="float">
            <text:p>430.597</text:p>
          </table:table-cell>
          <table:table-cell office:value-type="float" office:value="812.794" calcext:value-type="float">
            <text:p>812.79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1]-[.B81]" office:value-type="float" office:value="382.197" calcext:value-type="float">
            <text:p>382.197</text:p>
          </table:table-cell>
          <table:table-cell table:formula="of:=[.K81]-[.D81]" office:value-type="float" office:value="49.197" calcext:value-type="float">
            <text:p>49.1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6.713" calcext:value-type="float">
            <text:p>466.713</text:p>
          </table:table-cell>
          <table:table-cell office:value-type="float" office:value="812.56" calcext:value-type="float">
            <text:p>812.5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2]-[.B82]" office:value-type="float" office:value="345.847" calcext:value-type="float">
            <text:p>345.847</text:p>
          </table:table-cell>
          <table:table-cell table:formula="of:=[.K82]-[.D82]" office:value-type="float" office:value="12.8469999999999" calcext:value-type="float">
            <text:p>12.84699999999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2.106" calcext:value-type="float">
            <text:p>452.106</text:p>
          </table:table-cell>
          <table:table-cell office:value-type="float" office:value="859.699" calcext:value-type="float">
            <text:p>859.69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3]-[.B83]" office:value-type="float" office:value="407.593" calcext:value-type="float">
            <text:p>407.593</text:p>
          </table:table-cell>
          <table:table-cell table:formula="of:=[.K83]-[.D83]" office:value-type="float" office:value="74.593" calcext:value-type="float">
            <text:p>74.5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4.871" calcext:value-type="float">
            <text:p>414.871</text:p>
          </table:table-cell>
          <table:table-cell office:value-type="float" office:value="751.553" calcext:value-type="float">
            <text:p>751.55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4]-[.B84]" office:value-type="float" office:value="336.682" calcext:value-type="float">
            <text:p>336.682</text:p>
          </table:table-cell>
          <table:table-cell table:formula="of:=[.K84]-[.D84]" office:value-type="float" office:value="3.68200000000002" calcext:value-type="float">
            <text:p>3.682000000000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7.146" calcext:value-type="float">
            <text:p>427.146</text:p>
          </table:table-cell>
          <table:table-cell office:value-type="float" office:value="836.305" calcext:value-type="float">
            <text:p>836.30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5]-[.B85]" office:value-type="float" office:value="409.159" calcext:value-type="float">
            <text:p>409.159</text:p>
          </table:table-cell>
          <table:table-cell table:formula="of:=[.K85]-[.D85]" office:value-type="float" office:value="76.1589999999999" calcext:value-type="float">
            <text:p>76.15899999999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0.373" calcext:value-type="float">
            <text:p>440.373</text:p>
          </table:table-cell>
          <table:table-cell office:value-type="float" office:value="810.037" calcext:value-type="float">
            <text:p>810.03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6]-[.B86]" office:value-type="float" office:value="369.664" calcext:value-type="float">
            <text:p>369.664</text:p>
          </table:table-cell>
          <table:table-cell table:formula="of:=[.K86]-[.D86]" office:value-type="float" office:value="36.664" calcext:value-type="float">
            <text:p>36.6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5.919" calcext:value-type="float">
            <text:p>455.919</text:p>
          </table:table-cell>
          <table:table-cell office:value-type="float" office:value="783.794" calcext:value-type="float">
            <text:p>783.79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7]-[.B87]" office:value-type="float" office:value="327.875" calcext:value-type="float">
            <text:p>327.875</text:p>
          </table:table-cell>
          <table:table-cell table:formula="of:=[.K87]-[.D87]" office:value-type="float" office:value="-5.125" calcext:value-type="float">
            <text:p>-5.1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9.888" calcext:value-type="float">
            <text:p>439.888</text:p>
          </table:table-cell>
          <table:table-cell office:value-type="float" office:value="854.056" calcext:value-type="float">
            <text:p>854.05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8]-[.B88]" office:value-type="float" office:value="414.168" calcext:value-type="float">
            <text:p>414.168</text:p>
          </table:table-cell>
          <table:table-cell table:formula="of:=[.K88]-[.D88]" office:value-type="float" office:value="81.1680000000001" calcext:value-type="float">
            <text:p>81.168000000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5.125" calcext:value-type="float">
            <text:p>445.125</text:p>
          </table:table-cell>
          <table:table-cell office:value-type="float" office:value="860.267" calcext:value-type="float">
            <text:p>860.26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]-[.B89]" office:value-type="float" office:value="415.142" calcext:value-type="float">
            <text:p>415.142</text:p>
          </table:table-cell>
          <table:table-cell table:formula="of:=[.K89]-[.D89]" office:value-type="float" office:value="82.1420000000001" calcext:value-type="float">
            <text:p>82.1420000000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7.65" calcext:value-type="float">
            <text:p>467.65</text:p>
          </table:table-cell>
          <table:table-cell office:value-type="float" office:value="899.013" calcext:value-type="float">
            <text:p>899.01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0]-[.B90]" office:value-type="float" office:value="431.363" calcext:value-type="float">
            <text:p>431.363</text:p>
          </table:table-cell>
          <table:table-cell table:formula="of:=[.K90]-[.D90]" office:value-type="float" office:value="98.3630000000001" calcext:value-type="float">
            <text:p>98.3630000000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3.874" calcext:value-type="float">
            <text:p>463.874</text:p>
          </table:table-cell>
          <table:table-cell office:value-type="float" office:value="925.977" calcext:value-type="float">
            <text:p>925.97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1]-[.B91]" office:value-type="float" office:value="462.103" calcext:value-type="float">
            <text:p>462.103</text:p>
          </table:table-cell>
          <table:table-cell table:formula="of:=[.K91]-[.D91]" office:value-type="float" office:value="129.103" calcext:value-type="float">
            <text:p>129.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2.122" calcext:value-type="float">
            <text:p>552.122</text:p>
          </table:table-cell>
          <table:table-cell office:value-type="float" office:value="1667.31" calcext:value-type="float">
            <text:p>1667.3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2]-[.B92]" office:value-type="float" office:value="1115.188" calcext:value-type="float">
            <text:p>1115.188</text:p>
          </table:table-cell>
          <table:table-cell table:formula="of:=[.K92]-[.D92]" office:value-type="float" office:value="782.188" calcext:value-type="float">
            <text:p>782.1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9.626" calcext:value-type="float">
            <text:p>459.626</text:p>
          </table:table-cell>
          <table:table-cell office:value-type="float" office:value="1151" calcext:value-type="float">
            <text:p>115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3]-[.B93]" office:value-type="float" office:value="691.374" calcext:value-type="float">
            <text:p>691.374</text:p>
          </table:table-cell>
          <table:table-cell table:formula="of:=[.K93]-[.D93]" office:value-type="float" office:value="358.374" calcext:value-type="float">
            <text:p>358.3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2.601" calcext:value-type="float">
            <text:p>442.601</text:p>
          </table:table-cell>
          <table:table-cell office:value-type="float" office:value="908.272" calcext:value-type="float">
            <text:p>908.272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4]-[.B94]" office:value-type="float" office:value="465.671" calcext:value-type="float">
            <text:p>465.671</text:p>
          </table:table-cell>
          <table:table-cell table:formula="of:=[.K94]-[.D94]" office:value-type="float" office:value="132.671" calcext:value-type="float">
            <text:p>132.6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7.639" calcext:value-type="float">
            <text:p>437.639</text:p>
          </table:table-cell>
          <table:table-cell office:value-type="float" office:value="920.264" calcext:value-type="float">
            <text:p>920.264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5]-[.B95]" office:value-type="float" office:value="482.625" calcext:value-type="float">
            <text:p>482.625</text:p>
          </table:table-cell>
          <table:table-cell table:formula="of:=[.K95]-[.D95]" office:value-type="float" office:value="149.625" calcext:value-type="float">
            <text:p>149.6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0.637" calcext:value-type="float">
            <text:p>430.637</text:p>
          </table:table-cell>
          <table:table-cell office:value-type="float" office:value="1109.7" calcext:value-type="float">
            <text:p>1109.7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6]-[.B96]" office:value-type="float" office:value="679.063" calcext:value-type="float">
            <text:p>679.063</text:p>
          </table:table-cell>
          <table:table-cell table:formula="of:=[.K96]-[.D96]" office:value-type="float" office:value="346.063" calcext:value-type="float">
            <text:p>346.0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0.879" calcext:value-type="float">
            <text:p>460.879</text:p>
          </table:table-cell>
          <table:table-cell office:value-type="float" office:value="1193.44" calcext:value-type="float">
            <text:p>1193.44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7]-[.B97]" office:value-type="float" office:value="732.561" calcext:value-type="float">
            <text:p>732.561</text:p>
          </table:table-cell>
          <table:table-cell table:formula="of:=[.K97]-[.D97]" office:value-type="float" office:value="399.561" calcext:value-type="float">
            <text:p>399.5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9.367" calcext:value-type="float">
            <text:p>529.367</text:p>
          </table:table-cell>
          <table:table-cell office:value-type="float" office:value="934.016" calcext:value-type="float">
            <text:p>934.016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8]-[.B98]" office:value-type="float" office:value="404.649" calcext:value-type="float">
            <text:p>404.649</text:p>
          </table:table-cell>
          <table:table-cell table:formula="of:=[.K98]-[.D98]" office:value-type="float" office:value="71.649" calcext:value-type="float">
            <text:p>71.6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9.605" calcext:value-type="float">
            <text:p>469.605</text:p>
          </table:table-cell>
          <table:table-cell office:value-type="float" office:value="861.495" calcext:value-type="float">
            <text:p>861.495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9]-[.B99]" office:value-type="float" office:value="391.89" calcext:value-type="float">
            <text:p>391.89</text:p>
          </table:table-cell>
          <table:table-cell table:formula="of:=[.K99]-[.D99]" office:value-type="float" office:value="58.89" calcext:value-type="float">
            <text:p>58.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8.635" calcext:value-type="float">
            <text:p>428.635</text:p>
          </table:table-cell>
          <table:table-cell office:value-type="float" office:value="859.273" calcext:value-type="float">
            <text:p>859.273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0]-[.B100]" office:value-type="float" office:value="430.638" calcext:value-type="float">
            <text:p>430.638</text:p>
          </table:table-cell>
          <table:table-cell table:formula="of:=[.K100]-[.D100]" office:value-type="float" office:value="97.638" calcext:value-type="float">
            <text:p>97.6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4.373" calcext:value-type="float">
            <text:p>454.373</text:p>
          </table:table-cell>
          <table:table-cell office:value-type="float" office:value="860.25" calcext:value-type="float">
            <text:p>860.25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]-[.B101]" office:value-type="float" office:value="405.877" calcext:value-type="float">
            <text:p>405.877</text:p>
          </table:table-cell>
          <table:table-cell table:formula="of:=[.K101]-[.D101]" office:value-type="float" office:value="72.877" calcext:value-type="float">
            <text:p>72.8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6.839" calcext:value-type="float">
            <text:p>546.839</text:p>
          </table:table-cell>
          <table:table-cell office:value-type="float" office:value="994.245" calcext:value-type="float">
            <text:p>994.245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]-[.B102]" office:value-type="float" office:value="447.406" calcext:value-type="float">
            <text:p>447.406</text:p>
          </table:table-cell>
          <table:table-cell table:formula="of:=[.K102]-[.D102]" office:value-type="float" office:value="114.406" calcext:value-type="float">
            <text:p>114.4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1.914" calcext:value-type="float">
            <text:p>451.914</text:p>
          </table:table-cell>
          <table:table-cell office:value-type="float" office:value="886.769" calcext:value-type="float">
            <text:p>886.769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]-[.B103]" office:value-type="float" office:value="434.855" calcext:value-type="float">
            <text:p>434.855</text:p>
          </table:table-cell>
          <table:table-cell table:formula="of:=[.K103]-[.D103]" office:value-type="float" office:value="101.855" calcext:value-type="float">
            <text:p>101.8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9.14" calcext:value-type="float">
            <text:p>429.14</text:p>
          </table:table-cell>
          <table:table-cell office:value-type="float" office:value="921.495" calcext:value-type="float">
            <text:p>921.495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]-[.B104]" office:value-type="float" office:value="492.355" calcext:value-type="float">
            <text:p>492.355</text:p>
          </table:table-cell>
          <table:table-cell table:formula="of:=[.K104]-[.D104]" office:value-type="float" office:value="159.355" calcext:value-type="float">
            <text:p>159.3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6.358" calcext:value-type="float">
            <text:p>426.358</text:p>
          </table:table-cell>
          <table:table-cell office:value-type="float" office:value="874.462" calcext:value-type="float">
            <text:p>874.462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]-[.B105]" office:value-type="float" office:value="448.104" calcext:value-type="float">
            <text:p>448.104</text:p>
          </table:table-cell>
          <table:table-cell table:formula="of:=[.K105]-[.D105]" office:value-type="float" office:value="115.104" calcext:value-type="float">
            <text:p>115.1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1.591" calcext:value-type="float">
            <text:p>461.591</text:p>
          </table:table-cell>
          <table:table-cell office:value-type="float" office:value="869.008" calcext:value-type="float">
            <text:p>869.008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]-[.B106]" office:value-type="float" office:value="407.417" calcext:value-type="float">
            <text:p>407.417</text:p>
          </table:table-cell>
          <table:table-cell table:formula="of:=[.K106]-[.D106]" office:value-type="float" office:value="74.417" calcext:value-type="float">
            <text:p>74.4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4.432" calcext:value-type="float">
            <text:p>424.432</text:p>
          </table:table-cell>
          <table:table-cell office:value-type="float" office:value="878.532" calcext:value-type="float">
            <text:p>878.532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]-[.B107]" office:value-type="float" office:value="454.1" calcext:value-type="float">
            <text:p>454.1</text:p>
          </table:table-cell>
          <table:table-cell table:formula="of:=[.K107]-[.D107]" office:value-type="float" office:value="121.1" calcext:value-type="float">
            <text:p>121.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95.621" calcext:value-type="float">
            <text:p>395.621</text:p>
          </table:table-cell>
          <table:table-cell office:value-type="float" office:value="804.296" calcext:value-type="float">
            <text:p>804.296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]-[.B108]" office:value-type="float" office:value="408.675" calcext:value-type="float">
            <text:p>408.675</text:p>
          </table:table-cell>
          <table:table-cell table:formula="of:=[.K108]-[.D108]" office:value-type="float" office:value="75.6750000000001" calcext:value-type="float">
            <text:p>75.675000000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34.409" calcext:value-type="float">
            <text:p>434.409</text:p>
          </table:table-cell>
          <table:table-cell office:value-type="float" office:value="929.53" calcext:value-type="float">
            <text:p>929.53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]-[.B109]" office:value-type="float" office:value="495.121" calcext:value-type="float">
            <text:p>495.121</text:p>
          </table:table-cell>
          <table:table-cell table:formula="of:=[.K109]-[.D109]" office:value-type="float" office:value="162.121" calcext:value-type="float">
            <text:p>162.1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9.886" calcext:value-type="float">
            <text:p>429.886</text:p>
          </table:table-cell>
          <table:table-cell office:value-type="float" office:value="810.561" calcext:value-type="float">
            <text:p>810.56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]-[.B110]" office:value-type="float" office:value="380.675" calcext:value-type="float">
            <text:p>380.675</text:p>
          </table:table-cell>
          <table:table-cell table:formula="of:=[.K110]-[.D110]" office:value-type="float" office:value="47.675" calcext:value-type="float">
            <text:p>47.6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24.101" calcext:value-type="float">
            <text:p>624.101</text:p>
          </table:table-cell>
          <table:table-cell office:value-type="float" office:value="1067.19" calcext:value-type="float">
            <text:p>1067.19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]-[.B111]" office:value-type="float" office:value="443.089" calcext:value-type="float">
            <text:p>443.089</text:p>
          </table:table-cell>
          <table:table-cell table:formula="of:=[.K111]-[.D111]" office:value-type="float" office:value="110.089" calcext:value-type="float">
            <text:p>110.0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3.634" calcext:value-type="float">
            <text:p>433.634</text:p>
          </table:table-cell>
          <table:table-cell office:value-type="float" office:value="852.271" calcext:value-type="float">
            <text:p>852.27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]-[.B112]" office:value-type="float" office:value="418.637" calcext:value-type="float">
            <text:p>418.637</text:p>
          </table:table-cell>
          <table:table-cell table:formula="of:=[.K112]-[.D112]" office:value-type="float" office:value="85.6369999999999" calcext:value-type="float">
            <text:p>85.63699999999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44.618" calcext:value-type="float">
            <text:p>544.618</text:p>
          </table:table-cell>
          <table:table-cell office:value-type="float" office:value="991.755" calcext:value-type="float">
            <text:p>991.755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]-[.B113]" office:value-type="float" office:value="447.137" calcext:value-type="float">
            <text:p>447.137</text:p>
          </table:table-cell>
          <table:table-cell table:formula="of:=[.K113]-[.D113]" office:value-type="float" office:value="114.137" calcext:value-type="float">
            <text:p>114.1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7.406" calcext:value-type="float">
            <text:p>427.406</text:p>
          </table:table-cell>
          <table:table-cell office:value-type="float" office:value="838.044" calcext:value-type="float">
            <text:p>838.044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]-[.B114]" office:value-type="float" office:value="410.638" calcext:value-type="float">
            <text:p>410.638</text:p>
          </table:table-cell>
          <table:table-cell table:formula="of:=[.K114]-[.D114]" office:value-type="float" office:value="77.638" calcext:value-type="float">
            <text:p>77.6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7.937" calcext:value-type="float">
            <text:p>477.937</text:p>
          </table:table-cell>
          <table:table-cell office:value-type="float" office:value="839.789" calcext:value-type="float">
            <text:p>839.789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]-[.B115]" office:value-type="float" office:value="361.852" calcext:value-type="float">
            <text:p>361.852</text:p>
          </table:table-cell>
          <table:table-cell table:formula="of:=[.K115]-[.D115]" office:value-type="float" office:value="28.852" calcext:value-type="float">
            <text:p>28.8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6]-[.B116]" office:value-type="float" office:value="0" calcext:value-type="float">
            <text:p>0</text:p>
          </table:table-cell>
          <table:table-cell table:formula="of:=[.K116]-[.D116]" office:value-type="float" office:value="-333" calcext:value-type="float">
            <text:p>-3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5.864" calcext:value-type="float">
            <text:p>435.864</text:p>
          </table:table-cell>
          <table:table-cell office:value-type="float" office:value="984.198" calcext:value-type="float">
            <text:p>984.198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7]-[.B117]" office:value-type="float" office:value="548.334" calcext:value-type="float">
            <text:p>548.334</text:p>
          </table:table-cell>
          <table:table-cell table:formula="of:=[.K117]-[.D117]" office:value-type="float" office:value="215.334" calcext:value-type="float">
            <text:p>215.3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7.133" calcext:value-type="float">
            <text:p>457.133</text:p>
          </table:table-cell>
          <table:table-cell office:value-type="float" office:value="978.246" calcext:value-type="float">
            <text:p>978.246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8]-[.B118]" office:value-type="float" office:value="521.113" calcext:value-type="float">
            <text:p>521.113</text:p>
          </table:table-cell>
          <table:table-cell table:formula="of:=[.K118]-[.D118]" office:value-type="float" office:value="188.113" calcext:value-type="float">
            <text:p>188.1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25.749" calcext:value-type="float">
            <text:p>525.749</text:p>
          </table:table-cell>
          <table:table-cell office:value-type="float" office:value="949.716" calcext:value-type="float">
            <text:p>949.716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9]-[.B119]" office:value-type="float" office:value="423.967" calcext:value-type="float">
            <text:p>423.967</text:p>
          </table:table-cell>
          <table:table-cell table:formula="of:=[.K119]-[.D119]" office:value-type="float" office:value="90.967" calcext:value-type="float">
            <text:p>90.9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36.644" calcext:value-type="float">
            <text:p>436.644</text:p>
          </table:table-cell>
          <table:table-cell office:value-type="float" office:value="898.048" calcext:value-type="float">
            <text:p>898.048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0]-[.B120]" office:value-type="float" office:value="461.404" calcext:value-type="float">
            <text:p>461.404</text:p>
          </table:table-cell>
          <table:table-cell table:formula="of:=[.K120]-[.D120]" office:value-type="float" office:value="128.404" calcext:value-type="float">
            <text:p>128.4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1.334" calcext:value-type="float">
            <text:p>481.334</text:p>
          </table:table-cell>
          <table:table-cell office:value-type="float" office:value="966.724" calcext:value-type="float">
            <text:p>966.724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1]-[.B121]" office:value-type="float" office:value="485.39" calcext:value-type="float">
            <text:p>485.39</text:p>
          </table:table-cell>
          <table:table-cell table:formula="of:=[.K121]-[.D121]" office:value-type="float" office:value="152.39" calcext:value-type="float">
            <text:p>152.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7.823" calcext:value-type="float">
            <text:p>507.823</text:p>
          </table:table-cell>
          <table:table-cell office:value-type="float" office:value="905.139" calcext:value-type="float">
            <text:p>905.139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2]-[.B122]" office:value-type="float" office:value="397.316" calcext:value-type="float">
            <text:p>397.316</text:p>
          </table:table-cell>
          <table:table-cell table:formula="of:=[.K122]-[.D122]" office:value-type="float" office:value="64.316" calcext:value-type="float">
            <text:p>64.3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6.829" calcext:value-type="float">
            <text:p>446.829</text:p>
          </table:table-cell>
          <table:table-cell office:value-type="float" office:value="949.738" calcext:value-type="float">
            <text:p>949.73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3]-[.B123]" office:value-type="float" office:value="502.909" calcext:value-type="float">
            <text:p>502.909</text:p>
          </table:table-cell>
          <table:table-cell table:formula="of:=[.K123]-[.D123]" office:value-type="float" office:value="169.909" calcext:value-type="float">
            <text:p>169.9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58.386" calcext:value-type="float">
            <text:p>458.386</text:p>
          </table:table-cell>
          <table:table-cell office:value-type="float" office:value="1084.97" calcext:value-type="float">
            <text:p>1084.9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4]-[.B124]" office:value-type="float" office:value="626.584" calcext:value-type="float">
            <text:p>626.584</text:p>
          </table:table-cell>
          <table:table-cell table:formula="of:=[.K124]-[.D124]" office:value-type="float" office:value="293.584" calcext:value-type="float">
            <text:p>293.5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7.617" calcext:value-type="float">
            <text:p>447.617</text:p>
          </table:table-cell>
          <table:table-cell office:value-type="float" office:value="942.694" calcext:value-type="float">
            <text:p>942.69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5]-[.B125]" office:value-type="float" office:value="495.077" calcext:value-type="float">
            <text:p>495.077</text:p>
          </table:table-cell>
          <table:table-cell table:formula="of:=[.K125]-[.D125]" office:value-type="float" office:value="162.077" calcext:value-type="float">
            <text:p>162.0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2.605" calcext:value-type="float">
            <text:p>442.605</text:p>
          </table:table-cell>
          <table:table-cell office:value-type="float" office:value="857.514" calcext:value-type="float">
            <text:p>857.51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6]-[.B126]" office:value-type="float" office:value="414.909" calcext:value-type="float">
            <text:p>414.909</text:p>
          </table:table-cell>
          <table:table-cell table:formula="of:=[.K126]-[.D126]" office:value-type="float" office:value="81.909" calcext:value-type="float">
            <text:p>81.9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8.126" calcext:value-type="float">
            <text:p>458.126</text:p>
          </table:table-cell>
          <table:table-cell office:value-type="float" office:value="904.296" calcext:value-type="float">
            <text:p>904.29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7]-[.B127]" office:value-type="float" office:value="446.17" calcext:value-type="float">
            <text:p>446.17</text:p>
          </table:table-cell>
          <table:table-cell table:formula="of:=[.K127]-[.D127]" office:value-type="float" office:value="113.17" calcext:value-type="float">
            <text:p>113.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62.37" calcext:value-type="float">
            <text:p>462.37</text:p>
          </table:table-cell>
          <table:table-cell office:value-type="float" office:value="849.52" calcext:value-type="float">
            <text:p>849.5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8]-[.B128]" office:value-type="float" office:value="387.15" calcext:value-type="float">
            <text:p>387.15</text:p>
          </table:table-cell>
          <table:table-cell table:formula="of:=[.K128]-[.D128]" office:value-type="float" office:value="54.15" calcext:value-type="float">
            <text:p>54.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5.617" calcext:value-type="float">
            <text:p>545.617</text:p>
          </table:table-cell>
          <table:table-cell office:value-type="float" office:value="1002.99" calcext:value-type="float">
            <text:p>1002.9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9]-[.B129]" office:value-type="float" office:value="457.373" calcext:value-type="float">
            <text:p>457.373</text:p>
          </table:table-cell>
          <table:table-cell table:formula="of:=[.K129]-[.D129]" office:value-type="float" office:value="124.373" calcext:value-type="float">
            <text:p>124.3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7.015" calcext:value-type="float">
            <text:p>457.015</text:p>
          </table:table-cell>
          <table:table-cell office:value-type="float" office:value="840.408" calcext:value-type="float">
            <text:p>840.40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0]-[.B130]" office:value-type="float" office:value="383.393" calcext:value-type="float">
            <text:p>383.393</text:p>
          </table:table-cell>
          <table:table-cell table:formula="of:=[.K130]-[.D130]" office:value-type="float" office:value="50.393" calcext:value-type="float">
            <text:p>50.3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90.123" calcext:value-type="float">
            <text:p>490.123</text:p>
          </table:table-cell>
          <table:table-cell office:value-type="float" office:value="851.494" calcext:value-type="float">
            <text:p>851.49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1]-[.B131]" office:value-type="float" office:value="361.371" calcext:value-type="float">
            <text:p>361.371</text:p>
          </table:table-cell>
          <table:table-cell table:formula="of:=[.K131]-[.D131]" office:value-type="float" office:value="28.371" calcext:value-type="float">
            <text:p>28.3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5.133" calcext:value-type="float">
            <text:p>465.133</text:p>
          </table:table-cell>
          <table:table-cell office:value-type="float" office:value="903.719" calcext:value-type="float">
            <text:p>903.71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2]-[.B132]" office:value-type="float" office:value="438.586" calcext:value-type="float">
            <text:p>438.586</text:p>
          </table:table-cell>
          <table:table-cell table:formula="of:=[.K132]-[.D132]" office:value-type="float" office:value="105.586" calcext:value-type="float">
            <text:p>105.5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53.565" calcext:value-type="float">
            <text:p>453.565</text:p>
          </table:table-cell>
          <table:table-cell office:value-type="float" office:value="823.968" calcext:value-type="float">
            <text:p>823.96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3]-[.B133]" office:value-type="float" office:value="370.403" calcext:value-type="float">
            <text:p>370.403</text:p>
          </table:table-cell>
          <table:table-cell table:formula="of:=[.K133]-[.D133]" office:value-type="float" office:value="37.403" calcext:value-type="float">
            <text:p>37.4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1.876" calcext:value-type="float">
            <text:p>481.876</text:p>
          </table:table-cell>
          <table:table-cell office:value-type="float" office:value="867.771" calcext:value-type="float">
            <text:p>867.77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4]-[.B134]" office:value-type="float" office:value="385.895" calcext:value-type="float">
            <text:p>385.895</text:p>
          </table:table-cell>
          <table:table-cell table:formula="of:=[.K134]-[.D134]" office:value-type="float" office:value="52.895" calcext:value-type="float">
            <text:p>52.8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6.511" calcext:value-type="float">
            <text:p>416.511</text:p>
          </table:table-cell>
          <table:table-cell office:value-type="float" office:value="831.636" calcext:value-type="float">
            <text:p>831.63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5]-[.B135]" office:value-type="float" office:value="415.125" calcext:value-type="float">
            <text:p>415.125</text:p>
          </table:table-cell>
          <table:table-cell table:formula="of:=[.K135]-[.D135]" office:value-type="float" office:value="82.125" calcext:value-type="float">
            <text:p>82.1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4.064" calcext:value-type="float">
            <text:p>444.064</text:p>
          </table:table-cell>
          <table:table-cell office:value-type="float" office:value="815.475" calcext:value-type="float">
            <text:p>815.47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6]-[.B136]" office:value-type="float" office:value="371.411" calcext:value-type="float">
            <text:p>371.411</text:p>
          </table:table-cell>
          <table:table-cell table:formula="of:=[.K136]-[.D136]" office:value-type="float" office:value="38.411" calcext:value-type="float">
            <text:p>38.4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8.366" calcext:value-type="float">
            <text:p>458.366</text:p>
          </table:table-cell>
          <table:table-cell office:value-type="float" office:value="807.002" calcext:value-type="float">
            <text:p>807.00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7]-[.B137]" office:value-type="float" office:value="348.636" calcext:value-type="float">
            <text:p>348.636</text:p>
          </table:table-cell>
          <table:table-cell table:formula="of:=[.K137]-[.D137]" office:value-type="float" office:value="15.636" calcext:value-type="float">
            <text:p>15.6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5.11" calcext:value-type="float">
            <text:p>415.11</text:p>
          </table:table-cell>
          <table:table-cell office:value-type="float" office:value="784.011" calcext:value-type="float">
            <text:p>784.01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8]-[.B138]" office:value-type="float" office:value="368.901" calcext:value-type="float">
            <text:p>368.901</text:p>
          </table:table-cell>
          <table:table-cell table:formula="of:=[.K138]-[.D138]" office:value-type="float" office:value="35.901" calcext:value-type="float">
            <text:p>35.9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5.132" calcext:value-type="float">
            <text:p>425.132</text:p>
          </table:table-cell>
          <table:table-cell office:value-type="float" office:value="795.318" calcext:value-type="float">
            <text:p>795.31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9]-[.B139]" office:value-type="float" office:value="370.186" calcext:value-type="float">
            <text:p>370.186</text:p>
          </table:table-cell>
          <table:table-cell table:formula="of:=[.K139]-[.D139]" office:value-type="float" office:value="37.186" calcext:value-type="float">
            <text:p>37.1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97.353" calcext:value-type="float">
            <text:p>397.353</text:p>
          </table:table-cell>
          <table:table-cell office:value-type="float" office:value="818.757" calcext:value-type="float">
            <text:p>818.75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0]-[.B140]" office:value-type="float" office:value="421.404" calcext:value-type="float">
            <text:p>421.404</text:p>
          </table:table-cell>
          <table:table-cell table:formula="of:=[.K140]-[.D140]" office:value-type="float" office:value="88.4039999999999" calcext:value-type="float">
            <text:p>88.403999999999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2.143" calcext:value-type="float">
            <text:p>432.143</text:p>
          </table:table-cell>
          <table:table-cell office:value-type="float" office:value="867.756" calcext:value-type="float">
            <text:p>867.75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1]-[.B141]" office:value-type="float" office:value="435.613" calcext:value-type="float">
            <text:p>435.613</text:p>
          </table:table-cell>
          <table:table-cell table:formula="of:=[.K141]-[.D141]" office:value-type="float" office:value="102.613" calcext:value-type="float">
            <text:p>102.6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9.89" calcext:value-type="float">
            <text:p>449.89</text:p>
          </table:table-cell>
          <table:table-cell office:value-type="float" office:value="885.034" calcext:value-type="float">
            <text:p>885.0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2]-[.B142]" office:value-type="float" office:value="435.144" calcext:value-type="float">
            <text:p>435.144</text:p>
          </table:table-cell>
          <table:table-cell table:formula="of:=[.K142]-[.D142]" office:value-type="float" office:value="102.144" calcext:value-type="float">
            <text:p>102.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2.804" calcext:value-type="float">
            <text:p>442.804</text:p>
          </table:table-cell>
          <table:table-cell office:value-type="float" office:value="811.959" calcext:value-type="float">
            <text:p>811.95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3]-[.B143]" office:value-type="float" office:value="369.155" calcext:value-type="float">
            <text:p>369.155</text:p>
          </table:table-cell>
          <table:table-cell table:formula="of:=[.K143]-[.D143]" office:value-type="float" office:value="36.155" calcext:value-type="float">
            <text:p>36.1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4.336" calcext:value-type="float">
            <text:p>464.336</text:p>
          </table:table-cell>
          <table:table-cell office:value-type="float" office:value="924.203" calcext:value-type="float">
            <text:p>924.20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4]-[.B144]" office:value-type="float" office:value="459.867" calcext:value-type="float">
            <text:p>459.867</text:p>
          </table:table-cell>
          <table:table-cell table:formula="of:=[.K144]-[.D144]" office:value-type="float" office:value="126.867" calcext:value-type="float">
            <text:p>126.8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3.095" calcext:value-type="float">
            <text:p>513.095</text:p>
          </table:table-cell>
          <table:table-cell office:value-type="float" office:value="940.962" calcext:value-type="float">
            <text:p>940.96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5]-[.B145]" office:value-type="float" office:value="427.867" calcext:value-type="float">
            <text:p>427.867</text:p>
          </table:table-cell>
          <table:table-cell table:formula="of:=[.K145]-[.D145]" office:value-type="float" office:value="94.867" calcext:value-type="float">
            <text:p>94.8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92.632" calcext:value-type="float">
            <text:p>492.632</text:p>
          </table:table-cell>
          <table:table-cell office:value-type="float" office:value="882.53" calcext:value-type="float">
            <text:p>882.5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6]-[.B146]" office:value-type="float" office:value="389.898" calcext:value-type="float">
            <text:p>389.898</text:p>
          </table:table-cell>
          <table:table-cell table:formula="of:=[.K146]-[.D146]" office:value-type="float" office:value="56.898" calcext:value-type="float">
            <text:p>56.8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7.152" calcext:value-type="float">
            <text:p>447.152</text:p>
          </table:table-cell>
          <table:table-cell office:value-type="float" office:value="824.308" calcext:value-type="float">
            <text:p>824.30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7]-[.B147]" office:value-type="float" office:value="377.156" calcext:value-type="float">
            <text:p>377.156</text:p>
          </table:table-cell>
          <table:table-cell table:formula="of:=[.K147]-[.D147]" office:value-type="float" office:value="44.156" calcext:value-type="float">
            <text:p>44.1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46.378" calcext:value-type="float">
            <text:p>446.378</text:p>
          </table:table-cell>
          <table:table-cell office:value-type="float" office:value="788.514" calcext:value-type="float">
            <text:p>788.51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8]-[.B148]" office:value-type="float" office:value="342.136" calcext:value-type="float">
            <text:p>342.136</text:p>
          </table:table-cell>
          <table:table-cell table:formula="of:=[.K148]-[.D148]" office:value-type="float" office:value="9.13600000000002" calcext:value-type="float">
            <text:p>9.136000000000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24.346" calcext:value-type="float">
            <text:p>524.346</text:p>
          </table:table-cell>
          <table:table-cell office:value-type="float" office:value="930.778" calcext:value-type="float">
            <text:p>930.77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9]-[.B149]" office:value-type="float" office:value="406.432" calcext:value-type="float">
            <text:p>406.432</text:p>
          </table:table-cell>
          <table:table-cell table:formula="of:=[.K149]-[.D149]" office:value-type="float" office:value="73.432" calcext:value-type="float">
            <text:p>73.4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6.078" calcext:value-type="float">
            <text:p>586.078</text:p>
          </table:table-cell>
          <table:table-cell office:value-type="float" office:value="980.508" calcext:value-type="float">
            <text:p>980.50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0]-[.B150]" office:value-type="float" office:value="394.43" calcext:value-type="float">
            <text:p>394.43</text:p>
          </table:table-cell>
          <table:table-cell table:formula="of:=[.K150]-[.D150]" office:value-type="float" office:value="61.4300000000001" calcext:value-type="float">
            <text:p>61.4300000000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2.602" calcext:value-type="float">
            <text:p>572.602</text:p>
          </table:table-cell>
          <table:table-cell office:value-type="float" office:value="955.924" calcext:value-type="float">
            <text:p>955.92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1]-[.B151]" office:value-type="float" office:value="383.322" calcext:value-type="float">
            <text:p>383.322</text:p>
          </table:table-cell>
          <table:table-cell table:formula="of:=[.K151]-[.D151]" office:value-type="float" office:value="50.322" calcext:value-type="float">
            <text:p>50.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6.241" calcext:value-type="float">
            <text:p>516.241</text:p>
          </table:table-cell>
          <table:table-cell office:value-type="float" office:value="940.481" calcext:value-type="float">
            <text:p>940.48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2]-[.B152]" office:value-type="float" office:value="424.24" calcext:value-type="float">
            <text:p>424.24</text:p>
          </table:table-cell>
          <table:table-cell table:formula="of:=[.K152]-[.D152]" office:value-type="float" office:value="91.24" calcext:value-type="float">
            <text:p>91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7T18:42:55.459418259</dc:date>
    <meta:editing-duration>PT3M32S</meta:editing-duration>
    <meta:editing-cycles>1</meta:editing-cycles>
    <meta:document-statistic meta:table-count="1" meta:cell-count="18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43cm" svg:height="16.449cm" xlink:href=".." xlink:type="simple" chart:class="chart:line" chart:style-name="ch1">
        <chart:legend chart:legend-position="end" svg:x="24.909cm" svg:y="7.178cm" style:legend-expansion="high" chart:style-name="ch2"/>
        <chart:plot-area chart:style-name="ch3" table:cell-range-address="'vft_caro_e_2022_06_17_17_03_21_out-times-summary'.D1:'vft_caro_e_2022_06_17_17_03_21_out-times-summary'.D152 'vft_caro_e_2022_06_17_17_03_21_out-times-summary'.F1:'vft_caro_e_2022_06_17_17_03_21_out-times-summary'.F152 'vft_caro_e_2022_06_17_17_03_21_out-times-summary'.I1:'vft_caro_e_2022_06_17_17_03_21_out-times-summary'.I152 'vft_caro_e_2022_06_17_17_03_21_out-times-summary'.K1:'vft_caro_e_2022_06_17_17_03_21_out-times-summary'.K152" chart:data-source-has-labels="row" svg:x="0.584cm" svg:y="0.328cm" svg:width="23.741cm" svg:height="15.793cm">
          <chartooo:coordinate-region svg:x="1.576cm" svg:y="0.449cm" svg:width="22.021cm" svg:height="14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vft_caro_e_2022_06_17_17_03_21_out-times-summary'.D2:'vft_caro_e_2022_06_17_17_03_21_out-times-summary'.D152" chart:label-cell-address="'vft_caro_e_2022_06_17_17_03_21_out-times-summary'.D1:'vft_caro_e_2022_06_17_17_03_21_out-times-summary'.D1" chart:class="chart:line">
            <chart:data-point chart:repeated="151"/>
          </chart:series>
          <chart:series chart:attached-axis="secondary-y" chart:style-name="ch8" chart:values-cell-range-address="'vft_caro_e_2022_06_17_17_03_21_out-times-summary'.F2:'vft_caro_e_2022_06_17_17_03_21_out-times-summary'.F152" chart:label-cell-address="'vft_caro_e_2022_06_17_17_03_21_out-times-summary'.F1:'vft_caro_e_2022_06_17_17_03_21_out-times-summary'.F1" chart:class="chart:line">
            <chart:data-point chart:repeated="151"/>
          </chart:series>
          <chart:series chart:attached-axis="secondary-y" chart:style-name="ch9" chart:values-cell-range-address="'vft_caro_e_2022_06_17_17_03_21_out-times-summary'.I2:'vft_caro_e_2022_06_17_17_03_21_out-times-summary'.I152" chart:label-cell-address="'vft_caro_e_2022_06_17_17_03_21_out-times-summary'.I1:'vft_caro_e_2022_06_17_17_03_21_out-times-summary'.I1" chart:class="chart:line">
            <chart:data-point chart:repeated="151"/>
          </chart:series>
          <chart:series chart:attached-axis="primary-y" chart:style-name="ch10" chart:values-cell-range-address="'vft_caro_e_2022_06_17_17_03_21_out-times-summary'.K2:'vft_caro_e_2022_06_17_17_03_21_out-times-summary'.K152" chart:label-cell-address="'vft_caro_e_2022_06_17_17_03_21_out-times-summary'.K1:'vft_caro_e_2022_06_17_17_03_21_out-times-summary'.K1" chart:class="chart:line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'vft_caro_e_2022_06_17_17_03_21_out-times-summary'.D1:'vft_caro_e_2022_06_17_17_03_21_out-times-summary'.D1</svg:desc>
                </draw:g>
              </table:table-cell>
              <table:table-cell office:value-type="string">
                <text:p>vmr prendida</text:p>
                <draw:g>
                  <svg:desc>'vft_caro_e_2022_06_17_17_03_21_out-times-summary'.F1:'vft_caro_e_2022_06_17_17_03_21_out-times-summary'.F1</svg:desc>
                </draw:g>
              </table:table-cell>
              <table:table-cell office:value-type="string">
                <text:p>tipo fuerza</text:p>
                <draw:g>
                  <svg:desc>'vft_caro_e_2022_06_17_17_03_21_out-times-summary'.I1:'vft_caro_e_2022_06_17_17_03_21_out-times-summary'.I1</svg:desc>
                </draw:g>
              </table:table-cell>
              <table:table-cell office:value-type="string">
                <text:p>periodo reproducido</text:p>
                <draw:g>
                  <svg:desc>'vft_caro_e_2022_06_17_17_03_21_out-times-summary'.K1:'vft_caro_e_2022_06_17_17_03_21_out-times-summary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">
                <text:p>333</text:p>
                <draw:g>
                  <svg:desc>'vft_caro_e_2022_06_17_17_03_21_out-times-summary'.D2:'vft_caro_e_2022_06_17_17_03_21_out-times-summary'.D152</svg:desc>
                </draw:g>
              </table:table-cell>
              <table:table-cell office:value-type="float" office:value="0">
                <text:p>0</text:p>
                <draw:g>
                  <svg:desc>'vft_caro_e_2022_06_17_17_03_21_out-times-summary'.F2:'vft_caro_e_2022_06_17_17_03_21_out-times-summary'.F152</svg:desc>
                </draw:g>
              </table:table-cell>
              <table:table-cell office:value-type="float" office:value="0">
                <text:p>0</text:p>
                <draw:g>
                  <svg:desc>'vft_caro_e_2022_06_17_17_03_21_out-times-summary'.I2:'vft_caro_e_2022_06_17_17_03_21_out-times-summary'.I152</svg:desc>
                </draw:g>
              </table:table-cell>
              <table:table-cell office:value-type="float" office:value="456.621">
                <text:p>456.621</text:p>
                <draw:g>
                  <svg:desc>'vft_caro_e_2022_06_17_17_03_21_out-times-summary'.K2:'vft_caro_e_2022_06_17_17_03_21_out-times-summary'.K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8.454">
                <text:p>398.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2.147">
                <text:p>342.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0.126">
                <text:p>460.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2.141">
                <text:p>422.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1.886">
                <text:p>371.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8.403">
                <text:p>378.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9.378">
                <text:p>409.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9.647">
                <text:p>409.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.131">
                <text:p>451.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2.085">
                <text:p>432.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7.644">
                <text:p>387.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8.653">
                <text:p>418.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.95">
                <text:p>346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0.169">
                <text:p>340.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7.14">
                <text:p>357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.402">
                <text:p>396.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4.649">
                <text:p>404.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5.676">
                <text:p>365.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3.378">
                <text:p>373.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9.596">
                <text:p>339.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949">
                <text:p>337.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4.638">
                <text:p>374.6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9.284">
                <text:p>409.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8.942">
                <text:p>408.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.306">
                <text:p>362.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.135">
                <text:p>346.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0.888">
                <text:p>400.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7.89">
                <text:p>397.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3.497">
                <text:p>343.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74.084">
                <text:p>674.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4.554">
                <text:p>524.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4.881">
                <text:p>464.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6.659">
                <text:p>446.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7.172">
                <text:p>367.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2.348">
                <text:p>482.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6.47">
                <text:p>436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56.34">
                <text:p>656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6.883">
                <text:p>466.8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5.398">
                <text:p>435.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3.604">
                <text:p>433.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9.662">
                <text:p>399.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4.622">
                <text:p>414.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0.145">
                <text:p>390.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7.655">
                <text:p>437.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0.883">
                <text:p>420.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7.119">
                <text:p>537.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2.128">
                <text:p>442.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0.377">
                <text:p>440.3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85.84">
                <text:p>585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6.654">
                <text:p>456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6.384">
                <text:p>406.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0.131">
                <text:p>470.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3.903">
                <text:p>453.9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5.584">
                <text:p>435.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8.139">
                <text:p>438.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7.636">
                <text:p>427.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6.912">
                <text:p>396.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1.141">
                <text:p>401.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4.44">
                <text:p>394.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3.921">
                <text:p>363.9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1.099">
                <text:p>371.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937">
                <text:p>337.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6.901">
                <text:p>356.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8.421">
                <text:p>388.4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.606">
                <text:p>396.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6.653">
                <text:p>366.6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0.199">
                <text:p>410.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2.931">
                <text:p>372.9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.35">
                <text:p>362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1.647">
                <text:p>391.6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8.653">
                <text:p>368.6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0.903">
                <text:p>370.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8.125">
                <text:p>378.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.423">
                <text:p>346.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8.688">
                <text:p>388.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3.676">
                <text:p>363.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2.197">
                <text:p>422.1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5.644">
                <text:p>395.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2.197">
                <text:p>382.1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.847">
                <text:p>345.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7.593">
                <text:p>407.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6.682">
                <text:p>336.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9.159">
                <text:p>409.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9.664">
                <text:p>369.6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.875">
                <text:p>327.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4.168">
                <text:p>414.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142">
                <text:p>415.1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1.363">
                <text:p>431.3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2.103">
                <text:p>462.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15.188">
                <text:p>1115.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91.374">
                <text:p>691.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5.671">
                <text:p>465.6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82.625">
                <text:p>482.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79.063">
                <text:p>679.0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32.561">
                <text:p>732.5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4.649">
                <text:p>404.6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91.89">
                <text:p>391.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30.638">
                <text:p>430.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5.877">
                <text:p>405.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7.406">
                <text:p>447.4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34.855">
                <text:p>434.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92.355">
                <text:p>492.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8.104">
                <text:p>448.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7.417">
                <text:p>407.4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54.1">
                <text:p>454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8.675">
                <text:p>408.6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95.121">
                <text:p>495.1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0.675">
                <text:p>380.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3.089">
                <text:p>443.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18.637">
                <text:p>418.6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7.137">
                <text:p>447.1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10.638">
                <text:p>410.6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1.852">
                <text:p>361.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48.334">
                <text:p>548.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21.113">
                <text:p>521.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3.967">
                <text:p>423.9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1.404">
                <text:p>461.4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85.39">
                <text:p>485.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97.316">
                <text:p>397.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2.909">
                <text:p>502.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6.584">
                <text:p>626.5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.077">
                <text:p>495.0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4.909">
                <text:p>414.9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6.17">
                <text:p>446.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7.15">
                <text:p>387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7.373">
                <text:p>457.3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3.393">
                <text:p>383.3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1.371">
                <text:p>361.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8.586">
                <text:p>438.5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0.403">
                <text:p>370.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5.895">
                <text:p>385.8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125">
                <text:p>415.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1.411">
                <text:p>371.4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8.636">
                <text:p>348.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8.901">
                <text:p>368.9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0.186">
                <text:p>370.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1.404">
                <text:p>421.4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5.613">
                <text:p>435.6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5.144">
                <text:p>435.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9.155">
                <text:p>369.1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9.867">
                <text:p>459.8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7.867">
                <text:p>427.8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9.898">
                <text:p>389.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7.156">
                <text:p>377.1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2.136">
                <text:p>342.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6.432">
                <text:p>406.4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4.43">
                <text:p>394.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3.322">
                <text:p>383.3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4.24">
                <text:p>424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